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8257in" fo:margin-left="-0.0486in" table:align="left" style:writing-mode="lr-tb"/>
    </style:style>
    <style:style style:name="Table1.A" style:family="table-column">
      <style:table-column-properties style:column-width="0.9028in"/>
    </style:style>
    <style:style style:name="Table1.B" style:family="table-column">
      <style:table-column-properties style:column-width="0.1181in"/>
    </style:style>
    <style:style style:name="Table1.D" style:family="table-column">
      <style:table-column-properties style:column-width="2.2597in"/>
    </style:style>
    <style:style style:name="Table1.E" style:family="table-column">
      <style:table-column-properties style:column-width="0.9896in"/>
    </style:style>
    <style:style style:name="Table1.F" style:family="table-column">
      <style:table-column-properties style:column-width="0.1625in"/>
    </style:style>
    <style:style style:name="Table1.G" style:family="table-column">
      <style:table-column-properties style:column-width="0.7181in"/>
    </style:style>
    <style:style style:name="Table1.H" style:family="table-column">
      <style:table-column-properties style:column-width="0.6889in"/>
    </style:style>
    <style:style style:name="Table1.I" style:family="table-column">
      <style:table-column-properties style:column-width="1.0833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13" style:family="table-row">
      <style:table-row-properties style:min-row-height="0.1972in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3" style:family="paragraph" style:parent-style-name="Standard">
      <style:paragraph-properties style:snap-to-layout-grid="false"/>
      <style:text-properties fo:language="en" fo:country="GB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7" style:family="paragraph" style:parent-style-name="Standard">
      <style:text-properties fo:language="en" fo:country="GB"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margin-left="0.2465in" fo:margin-right="0in"/>
      <style:text-properties fo:font-weight="bold" style:font-weight-asian="bold"/>
    </style:style>
    <style:style style:name="P11" style:family="paragraph" style:parent-style-name="Standard">
      <style:paragraph-properties fo:margin-left="0.6402in" fo:margin-right="0in"/>
      <style:text-properties fo:font-weight="bold" style:font-weight-asian="bold"/>
    </style:style>
    <style:style style:name="P12" style:family="paragraph" style:parent-style-name="Standard">
      <style:paragraph-properties fo:margin-left="0.6402in" fo:margin-right="0in"/>
      <style:text-properties fo:language="en" fo:country="GB" fo:font-weight="bold" style:font-weight-asian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ge-content" fo:background-color="#ffffff" draw:fill="solid" draw:fill-color="#ffffff" fo:padding-left="0.1008in" fo:padding-right="0.1008in" fo:padding-top="0.0508in" fo:padding-bottom="0.0508in" fo:border="none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008in" fo:padding-right="0.1008in" fo:padding-top="0.0508in" fo:padding-bottom="0.0508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2">
          <table:table-cell table:style-name="Table1.A1" office:value-type="string">
            <text:p text:style-name="P3"><draw:frame draw:style-name="fr1" draw:name="Frame1" text:anchor-type="char" svg:x="4.7035in" svg:y="0.2799in" svg:width="0.9in" svg:height="0.3in" draw:z-index="4"><draw:text-box><text:p text:style-name="P4"><text:database-display text:table-name="" text:table-type="table" text:column-name="Fin_période_en_cours">«Fin_période_en_cours»</text:database-display></text:p></draw:text-box></draw:frame><draw:frame draw:style-name="fr1" draw:name="Frame2" text:anchor-type="char" svg:x="3.7035in" svg:y="0.2799in" svg:width="0.9752in" svg:height="0.2362in" draw:z-index="5"><draw:text-box><text:p text:style-name="P5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2"/>
            <text:p text:style-name="P6"><text:database-display text:table-name="" text:table-type="table" text:column-name="No_police">«No_police»</text:database-display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2"/>
            <text:p text:style-name="P4"><text:database-display text:table-name="" text:table-type="table" text:column-name="No_immatriculation">«No_immatriculation»</text:database-display></text:p>
            <text:p text:style-name="P7"/>
          </table:table-cell>
          <table:covered-table-cell/>
          <table:covered-table-cell/>
          <table:table-cell table:style-name="Table1.A1" table:number-columns-spanned="2" office:value-type="string">
            <text:p text:style-name="Standard"><text:span text:style-name="T1"><text:database-display text:table-name="" text:table-type="table" text:column-name="Catégorie_véhicule1">«Catégorie_véhicule1»</text:database-display></text:span><text:span text:style-name="T1"><text:s/>- </text:span><text:span text:style-name="T1"><text:database-display text:table-name="" text:table-type="table" text:column-name="Marque">«Marque»</text:database-display>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rows-spanned="6" table:number-columns-spanned="5" office:value-type="string">
            <text:p text:style-name="Standard"><text:span text:style-name="T2"><text:database-display text:table-name="" text:table-type="table" text:column-name="titre">«titre»</text:database-display></text:span><text:span text:style-name="T1"><text:s/></text:span><text:span text:style-name="T2"><text:database-display text:table-name="" text:table-type="table" text:column-name="Nom_prénom_ou_Raison_sociale">«Nom_prénom_ou_Raison_sociale»</text:database-display></text:span></text:p>
            <text:p text:style-name="P9"><text:database-display text:table-name="" text:table-type="table" text:column-name="Numéro_et_voie">«Numéro_et_voie»</text:database-display></text:p>
            <text:p text:style-name="P9"><text:database-display text:table-name="" text:table-type="table" text:column-name="auxiliaire_de_voie">«auxiliaire_de_voie»</text:database-display></text:p>
            <text:p text:style-name="Standard"><text:span text:style-name="T2"><text:database-display text:table-name="" text:table-type="table" text:column-name="code_postal">«code_postal»</text:database-display></text:span><text:span text:style-name="T1"><text:s/></text:span><text:span text:style-name="T2"><text:database-display text:table-name="" text:table-type="table" text:column-name="bureau_distributeur">«bureau_distributeur»</text:database-display>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0"/>
            <text:p text:style-name="P4"/>
            <text:p text:style-name="P11"/>
            <text:p text:style-name="P12"/>
            <text:p text:style-name="P12"/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13"><draw:frame draw:style-name="fr1" draw:name="Frame3" text:anchor-type="char" svg:x="6.2035in" svg:y="1.7681in" svg:width="0.9in" svg:height="0.3in" draw:z-index="0"><draw:text-box><text:p text:style-name="P4"><text:database-display text:table-name="" text:table-type="table" text:column-name="Début_période_en_cours">«Début_période_en_cours»</text:database-display></text:p></draw:text-box></draw:frame><draw:frame draw:style-name="fr1" draw:name="Frame4" text:anchor-type="char" svg:x="7.1035in" svg:y="1.7681in" svg:width="0.9in" svg:height="0.3in" draw:z-index="1"><draw:text-box><text:p text:style-name="P6"><text:database-display text:table-name="" text:table-type="table" text:column-name="Fin_période_en_cours">«Fin_période_en_cours»</text:database-display></text:p></draw:text-box></draw:frame><draw:frame draw:style-name="fr1" draw:name="Frame5" text:anchor-type="char" svg:x="6.6035in" svg:y="2.1681in" svg:width="1.2in" svg:height="0.3in" draw:z-index="2"><draw:text-box><text:p text:style-name="P4"><text:database-display text:table-name="" text:table-type="table" text:column-name="No_immatriculation">«No_immatriculation»</text:database-display></text:p></draw:text-box></draw:frame>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</table:table-row>
      </table:table>
      <text:p text:style-name="P7"><draw:frame draw:style-name="fr2" draw:name="Frame6" text:anchor-type="char" svg:x="6.7035in" svg:y="0.2783in" svg:width="0.9in" svg:height="0.3in" draw:z-index="3"><draw:text-box><text:p text:style-name="P4"><text:database-display text:table-name="" text:table-type="table" text:column-name="No_police">«No_police»</text:database-display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1972in" fo:margin-right="0.184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CLIENTS</dc:creator>
    <dc:date>2006-09-20T17:27:00</dc:date>
    <meta:print-date>2001-11-22T16:12:00</meta:print-date>
    <meta:editing-cycles>123</meta:editing-cycles>
    <meta:editing-duration>PT3H36M</meta:editing-duration>
    <meta:document-statistic meta:table-count="1" meta:image-count="0" meta:object-count="0" meta:page-count="1" meta:paragraph-count="13" meta:word-count="17" meta:character-count="295" meta:non-whitespace-character-count="291"/>
    <meta:generator>LibreOffice/25.8.1.1$Windows_X86_64 LibreOffice_project/54047653041915e595ad4e45cccea684809c77b5</meta:generator>
  </office:meta>
</office:document-meta>
</file>